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C8000000C81BF024FB.png" manifest:media-type="image/png"/>
  <manifest:file-entry manifest:full-path="Pictures/10000201000001F4000001F47183DDE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5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2pt" style:font-size-asian="22pt" style:font-size-complex="22pt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032cm" svg:height="2.032cm" svg:x="3.0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0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0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0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0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006cm" svg:y="1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1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1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1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1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11.762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1.872cm" svg:height="1.935cm" svg:x="7.121cm" svg:y="1.762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7.121cm" svg:y="7.763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11.121cm" svg:y="7.764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9.121cm" svg:y="3.765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3.121cm" svg:y="5.764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9.121cm" svg:y="11.765cm">
          <draw:image xlink:href="Pictures/10000201000001F4000001F47183DDE8.png" xlink:type="simple" xlink:show="embed" xlink:actuate="onLoad">
            <text:p/>
          </draw:image>
        </draw:frame>
        <draw:custom-shape draw:style-name="gr3" draw:text-style-name="P2" draw:layer="layout" svg:width="3.226cm" svg:height="1.258cm" svg:x="3.42cm" svg:y="2.13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293cm" svg:height="1.258cm" svg:x="9.42cm" svg:y="2.13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259cm" svg:height="1.258cm" svg:x="3.42cm" svg:y="4.13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293cm" svg:height="1.258cm" svg:x="11.42cm" svg:y="4.13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9.458cm" svg:height="1.258cm" svg:x="5.32cm" svg:y="6.13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423cm" svg:height="1.258cm" svg:x="3.32cm" svg:y="8.13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392cm" svg:height="1.258cm" svg:x="9.32cm" svg:y="8.13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392cm" svg:height="1.258cm" svg:x="13.32cm" svg:y="8.13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1.425cm" svg:height="1.258cm" svg:x="3.32cm" svg:y="10.13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391cm" svg:height="1.258cm" svg:x="3.32cm" svg:y="12.13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423cm" svg:height="1.258cm" svg:x="11.32cm" svg:y="12.13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7.9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9.9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1.9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3.9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5.9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7.9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7.9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9.9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1.9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3.9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5.9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7.9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7.9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9.9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1.9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3.9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5.9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7.9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7.9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9.9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1.9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3.9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5.9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7.9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7.9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9.9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1.9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3.9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5.9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7.9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7.906cm" svg:y="1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9.906cm" svg:y="1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1.906cm" svg:y="1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3.906cm" svg:y="1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5.906cm" svg:y="1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7.906cm" svg:y="11.762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1.872cm" svg:height="1.935cm" svg:x="22.021cm" svg:y="1.762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22.021cm" svg:y="7.763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26.021cm" svg:y="7.764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24.021cm" svg:y="3.765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18.021cm" svg:y="5.764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24.021cm" svg:y="11.765cm">
          <draw:image xlink:href="Pictures/10000201000001F4000001F47183DDE8.png" xlink:type="simple" xlink:show="embed" xlink:actuate="onLoad">
            <text:p/>
          </draw:image>
        </draw:frame>
        <draw:custom-shape draw:style-name="gr4" draw:text-style-name="P2" draw:layer="layout" svg:width="1.392cm" svg:height="3.259cm" svg:x="18.22cm" svg:y="2.13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92cm" svg:height="5.325cm" svg:x="18.22cm" svg:y="8.13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97cm" svg:height="11.293cm" svg:x="20.22cm" svg:y="2.13cm">
          <text:p text:style-name="P1"><text:span text:style-name="T1">13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92cm" svg:height="3.259cm" svg:x="22.22cm" svg:y="4.13cm">
          <text:p text:style-name="P1"><text:span text:style-name="T1">14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92cm" svg:height="3.259cm" svg:x="22.22cm" svg:y="10.13cm">
          <text:p text:style-name="P1"><text:span text:style-name="T1">15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92cm" svg:height="1.258cm" svg:x="24.22cm" svg:y="2.13cm">
          <text:p text:style-name="P1"><text:span text:style-name="T1">16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92cm" svg:height="5.325cm" svg:x="24.22cm" svg:y="6.13cm">
          <text:p text:style-name="P1"><text:span text:style-name="T1">17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92cm" svg:height="5.325cm" svg:x="26.22cm" svg:y="2.13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92cm" svg:height="3.259cm" svg:x="26.22cm" svg:y="10.13cm">
          <text:p text:style-name="P1"><text:span text:style-name="T1">19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97cm" svg:height="11.293cm" svg:x="28.22cm" svg:y="2.13cm">
          <text:p text:style-name="P1"><text:span text:style-name="T1">2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006cm" svg:y="17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17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17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17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17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17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006cm" svg:y="19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19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19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19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19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19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006cm" svg:y="21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21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21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21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21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21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006cm" svg:y="23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23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23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23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23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23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006cm" svg:y="25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25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25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25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25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25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006cm" svg:y="27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27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27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27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27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27.962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1.872cm" svg:height="1.935cm" svg:x="7.121cm" svg:y="17.962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7.121cm" svg:y="23.963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11.121cm" svg:y="23.964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9.121cm" svg:y="19.965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3.121cm" svg:y="21.964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9.121cm" svg:y="27.965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83cm" svg:height="2.026cm" svg:x="5.134cm" svg:y="17.916cm">
          <draw:image xlink:href="Pictures/10000201000000C8000000C81BF024FB.png" xlink:type="simple" xlink:show="embed" xlink:actuate="onLoad">
            <text:p/>
          </draw:image>
        </draw:frame>
        <draw:custom-shape draw:style-name="gr3" draw:text-style-name="P2" xml:id="id1" draw:id="id1" draw:layer="layout" svg:width="1.749cm" svg:height="1.66cm" svg:x="18.304cm" svg:y="17.934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" draw:id="id2" draw:layer="layout" svg:width="1.749cm" svg:height="1.66cm" svg:x="28.004cm" svg:y="17.935cm">
          <text:p text:style-name="P1"><text:span text:style-name="T1">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20.053cm" svg:y1="18.764cm" svg:x2="28.004cm" svg:y2="18.765cm" draw:start-shape="id1" draw:start-glue-point="10" draw:end-shape="id2" draw:end-glue-point="6" svg:d="M20053 18764l7951 1" svg:viewBox="0 0 7952 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3.02cm" fo:page-height="35.5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6-01T09:47:27.786109699</meta:creation-date>
    <dc:date>2016-06-01T13:09:43.483628728</dc:date>
    <dc:creator>elucterio </dc:creator>
    <meta:editing-duration>PT2H46M55S</meta:editing-duration>
    <meta:editing-cycles>26</meta:editing-cycles>
    <meta:generator>LibreOffice/4.2.8.2$Linux_X86_64 LibreOffice_project/420m0$Build-2</meta:generator>
    <meta:document-statistic meta:object-count="151"/>
  </office:meta>
</office:document-meta>
</file>